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page_20_paire_20__28_G_29_">
      <style:text-properties officeooo:paragraph-rsid="00248e62"/>
    </style:style>
    <style:style style:name="P2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7983c2"/>
    </style:style>
    <style:style style:name="P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Header">
      <style:text-properties fo:font-size="3pt" style:font-size-asian="4pt" style:font-size-complex="4pt"/>
    </style:style>
    <style:style style:name="P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9" style:family="paragraph" style:parent-style-name="_5f_Header_20_page_20_paire_20__28_G_29_">
      <style:paragraph-properties fo:text-align="start" style:justify-single-word="false"/>
      <style:text-properties officeooo:paragraph-rsid="00944762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Footer"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4" style:family="paragraph" style:parent-style-name="Footer">
      <style:text-properties officeooo:paragraph-rsid="008ca60b"/>
    </style:style>
    <style:style style:name="P15" style:family="paragraph" style:parent-style-name="Header">
      <style:text-properties fo:font-size="14pt" style:font-size-asian="14pt" style:font-size-complex="14pt"/>
    </style:style>
    <style:style style:name="P1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paragraph-rsid="00c384cf"/>
    </style:style>
    <style:style style:name="P2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1" style:family="paragraph" style:parent-style-name="_5f_Paragraphe_20_livret_20_">
      <style:text-properties officeooo:paragraph-rsid="008682d9"/>
    </style:style>
    <style:style style:name="P22" style:family="paragraph" style:parent-style-name="_5f_Paragraphe_20_livret_20_">
      <style:paragraph-properties fo:margin-top="0cm" fo:margin-bottom="0cm" style:contextual-spacing="false"/>
      <style:text-properties officeooo:paragraph-rsid="008ab6ed"/>
    </style:style>
    <style:style style:name="P23" style:family="paragraph" style:parent-style-name="_5f_Paragraphe_20_livret_20_">
      <style:text-properties fo:font-weight="bold" officeooo:rsid="007d5c74" officeooo:paragraph-rsid="008682d9" style:font-weight-asian="bold" style:font-weight-complex="bold"/>
    </style:style>
    <style:style style:name="P24" style:family="paragraph" style:parent-style-name="_5f_Paragraphe_20_livret_20_">
      <style:text-properties officeooo:paragraph-rsid="0091e1a1"/>
    </style:style>
    <style:style style:name="P25" style:family="paragraph" style:parent-style-name="_5f_Footer_20_page_20_paire_20__28_G_29_">
      <style:text-properties officeooo:paragraph-rsid="02cdb06c"/>
    </style:style>
    <style:style style:name="P26" style:family="paragraph" style:parent-style-name="_5f_Footer_20_page_20_paire_20__28_G_29_"/>
    <style:style style:name="P27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P2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80c192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9" style:family="paragraph" style:parent-style-name="_5f_Paragraphe_20_livret_20_réponse_20_pointillé" style:list-style-name="_5f_Numérotation_20_des_20_exercices_20_livrets">
      <style:text-properties officeooo:paragraph-rsid="008682d9"/>
    </style:style>
    <style:style style:name="P30" style:family="paragraph" style:parent-style-name="_5f_Paragraphe_20_livret_20_réponse_20_pointillé" style:list-style-name="_5f_Numérotation_20_des_20_exercices_20_livrets">
      <style:text-properties officeooo:paragraph-rsid="00892d49"/>
    </style:style>
    <style:style style:name="P31" style:family="paragraph" style:parent-style-name="_5f_Paragraphe_20_livret_20_réponse_20_pointillé" style:list-style-name="_5f_Numérotation_20_des_20_exercices_20_livrets">
      <style:text-properties officeooo:paragraph-rsid="0089547c"/>
    </style:style>
    <style:style style:name="P32" style:family="paragraph" style:parent-style-name="_5f_Paragraphe_20_livret_20_réponse_20_pointillé" style:list-style-name="_5f_Numérotation_20_des_20_exercices_20_livrets">
      <style:text-properties style:use-window-font-color="true" loext:opacity="0%" officeooo:paragraph-rsid="008682d9"/>
    </style:style>
    <style:style style:name="P33" style:family="paragraph" style:parent-style-name="_5f_Paragraphe_20_livret_20_réponse_20_pointillé" style:list-style-name="_5f_Numérotation_20_des_20_exercices_20_livrets">
      <style:text-properties style:use-window-font-color="true" loext:opacity="0%" officeooo:paragraph-rsid="00892d49"/>
    </style:style>
    <style:style style:name="P34" style:family="paragraph" style:parent-style-name="_5f_Paragraphe_20_livret_20_réponse_20_pointillé" style:list-style-name="_5f_Numérotation_20_des_20_exercices_20_livrets">
      <style:text-properties style:use-window-font-color="true" loext:opacity="0%" officeooo:paragraph-rsid="0089547c"/>
    </style:style>
    <style:style style:name="P35" style:family="paragraph" style:parent-style-name="_5f_Paragraphe_20_livret_20_réponse_20_élève" style:list-style-name="_5f_Numérotation_20_des_20_exercices_20_livrets">
      <style:text-properties officeooo:paragraph-rsid="008ab6ed"/>
    </style:style>
    <style:style style:name="P36" style:family="paragraph" style:parent-style-name="_5f_Paragraphe_20_livret_20_réponse_20_élève" style:list-style-name="_5f_Numérotation_20_des_20_exercices_20_livrets">
      <style:text-properties style:use-window-font-color="true" loext:opacity="0%" officeooo:paragraph-rsid="008ab6ed"/>
    </style:style>
    <style:style style:name="P37" style:family="paragraph" style:parent-style-name="_5f_Paragraphe_20_livret_20_réponse_20_élève" style:list-style-name="">
      <style:text-properties style:use-window-font-color="true" loext:opacity="0%" officeooo:paragraph-rsid="008ab6ed"/>
    </style:style>
    <style:style style:name="P38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style:use-window-font-color="true" loext:opacity="0%" officeooo:paragraph-rsid="008ab6ed"/>
    </style:style>
    <style:style style:name="P39" style:family="paragraph" style:parent-style-name="_5f_Paragraphe_20_livret_20_réponse_20_élève" style:list-style-name="">
      <style:text-properties officeooo:paragraph-rsid="008ab6ed"/>
    </style:style>
    <style:style style:name="P40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rsid="007d5c74" officeooo:paragraph-rsid="008ab6ed"/>
    </style:style>
    <style:style style:name="P41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08ab6ed"/>
    </style:style>
    <style:style style:name="P42" style:family="paragraph" style:parent-style-name="_5f_Paragraphe_20_énoncé_20_après_20_numéro_20_question" style:list-style-name="_5f_Numérotation_20_des_20_exercices_20_livrets">
      <style:text-properties officeooo:rsid="007983c2" officeooo:paragraph-rsid="008682d9"/>
    </style:style>
    <style:style style:name="P43" style:family="paragraph" style:parent-style-name="_5f_Titre_20_d_27_exercices_20_livret" style:list-style-name="_5f_Numérotation_20_des_20_exercices_20_livrets"/>
    <style:style style:name="P44" style:family="paragraph" style:parent-style-name="_5f_Titre_20_d_27_exercices_20_livret_20_avec_20_num_20_exo">
      <style:text-properties officeooo:paragraph-rsid="008682d9"/>
    </style:style>
    <style:style style:name="P45" style:family="paragraph" style:parent-style-name="_5f_Titre_20_d_27_exercices_20_livret_20_avec_20_num_20_exo">
      <style:text-properties officeooo:rsid="007f097f" officeooo:paragraph-rsid="008682d9"/>
    </style:style>
    <style:style style:name="P46" style:family="paragraph" style:parent-style-name="_5f_Titre_20_d_27_exercices_20_livret_20_sans_20_titre_20_avec_20_num_20_exo" style:list-style-name="_5f_Numérotation_20_des_20_exercices_20_livrets"/>
    <style:style style:name="P47" style:family="paragraph" style:parent-style-name="_5f_Titre_20_d_27_exercices_20_livret_20_sans_20_titre_20_avec_20_num_20_exo" style:list-style-name="_5f_Numérotation_20_des_20_exercices_20_livrets">
      <style:text-properties officeooo:paragraph-rsid="00904c17"/>
    </style:style>
    <style:style style:name="P48" style:family="paragraph" style:parent-style-name="_5f_Titre_20_d_27_exercices_20_livret_20_sans_20_titre_20_avec_20_num_20_exo" style:list-style-name="_5f_Numérotation_20_des_20_exercices_20_livrets" style:master-page-name="SERIE_5f_G_5f_GAUCHE_5f_ET_5f_DROITE_5f_2COL">
      <style:paragraph-properties style:page-number="auto"/>
      <style:text-properties officeooo:rsid="007983c2" officeooo:paragraph-rsid="008682d9"/>
    </style:style>
    <style:style style:name="P49" style:family="paragraph">
      <style:paragraph-properties fo:text-align="center"/>
    </style:style>
    <style:style style:name="P50" style:family="paragraph">
      <loext:graphic-properties draw:fill="solid" draw:fill-color="#d7e12c"/>
    </style:style>
    <style:style style:name="P51" style:family="paragraph">
      <loext:graphic-properties draw:fill-color="#2a6099"/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7fb241"/>
    </style:style>
    <style:style style:name="P5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d7e12c" loext:opacity="100%" style:font-name="Bitstream Vera Sans3" fo:font-size="16pt" fo:font-style="normal" fo:text-shadow="none" fo:font-weight="bold" officeooo:rsid="00756000"/>
    </style:style>
    <style:style style:name="T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0944762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0904c17"/>
    </style:style>
    <style:style style:name="T5" style:family="text">
      <style:text-properties fo:font-variant="small-caps" fo:color="#d7e12c" loext:opacity="100%" style:font-name="Times New Roman" fo:font-size="20pt" fo:text-shadow="none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T6" style:family="text">
      <style:text-properties fo:font-variant="small-caps" fo:color="#d7e12c" loext:opacity="100%" style:font-name="Bitstream Vera Sans1" fo:font-size="16pt" fo:font-style="normal" fo:text-shadow="none" style:text-underline-style="none" fo:font-weight="bold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7" style:family="text">
      <style:text-properties fo:font-variant="small-caps" fo:color="#d7e12c" loext:opacity="100%" style:font-name="Bitstream Vera Sans1" fo:font-size="16pt" fo:font-style="normal" fo:text-shadow="none" style:text-underline-style="none" fo:font-weight="bold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0756000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0" style:family="text">
      <style:text-properties fo:font-variant="small-caps" fo:color="#808080" loext:opacity="100%" style:font-name="Bitstream Vera Sans7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1" style:family="text">
      <style:text-properties fo:font-variant="small-caps" fo:color="#808080" loext:opacity="100%" style:font-name="Bitstream Vera Sans7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2" style:family="text">
      <style:text-properties fo:font-variant="small-caps" fo:color="#808080" loext:opacity="100%" style:text-position="0% 100%" style:font-name="Times New Roman" fo:font-size="18pt" fo:font-style="normal" fo:font-weight="bold" officeooo:rsid="0031d787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small-caps" fo:color="#808080" loext:opacity="100%" style:text-position="0% 100%" style:font-name="Times New Roman" fo:font-size="20pt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T14" style:family="text">
      <style:text-properties fo:font-variant="small-caps" fo:color="#808080" loext:opacity="100%" style:text-position="0% 100%" style:font-name="Bitstream Vera Sans1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small-caps" fo:color="#808080" loext:opacity="100%" style:text-position="0% 100%" style:font-name="Bitstream Vera Sans1" fo:font-size="11pt" fo:font-style="normal" style:text-underline-style="none" fo:font-weight="bold" officeooo:rsid="004b8db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6" style:family="text">
      <style:text-properties fo:font-variant="small-caps" fo:color="#808080" loext:opacity="100%" style:text-position="0% 100%" style:font-name="Bitstream Vera Sans1" fo:font-size="11pt" fo:font-style="normal" style:text-underline-style="none" fo:font-weight="bold" officeooo:rsid="0075600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7" style:family="text">
      <style:text-properties fo:font-variant="small-caps" fo:color="#808080" loext:opacity="100%" style:font-name="Bitstream Vera Sans1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8" style:family="text">
      <style:text-properties fo:font-variant="small-caps" fo:font-size="15pt" style:font-size-asian="15pt" style:font-size-complex="15pt"/>
    </style:style>
    <style:style style:name="T19" style:family="text">
      <style:text-properties fo:font-variant="small-caps" officeooo:rsid="00990660"/>
    </style:style>
    <style:style style:name="T20" style:family="text">
      <style:text-properties fo:font-variant="small-caps" officeooo:rsid="0054f64f"/>
    </style:style>
    <style:style style:name="T21" style:family="text">
      <style:text-properties fo:font-variant="small-caps" officeooo:rsid="00b5d2d1"/>
    </style:style>
    <style:style style:name="T22" style:family="text">
      <style:text-properties fo:font-variant="small-caps" officeooo:rsid="00b6801f"/>
    </style:style>
    <style:style style:name="T23" style:family="text">
      <style:text-properties style:text-position="0% 100%" style:font-name="Times New Roman" fo:font-size="20pt" fo:font-style="normal" fo:font-weight="bold" officeooo:rsid="0031d787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style:text-position="0% 100%" style:font-name="Times New Roman" fo:font-size="20pt" fo:font-style="normal" officeooo:rsid="0031d787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style:text-position="0% 100%" style:font-name="Times New Roman" fo:font-size="20pt" style:text-underline-style="none" officeooo:rsid="004b8dbd" style:font-size-asian="20pt" style:font-size-complex="20pt" style:font-weight-complex="bold" style:text-overline-style="none" style:text-overline-color="font-color"/>
    </style:style>
    <style:style style:name="T26" style:family="text">
      <style:text-properties style:text-position="0% 100%" style:font-name="Times New Roman" fo:font-size="18pt" fo:font-style="normal" officeooo:rsid="0031d787" style:font-size-asian="18pt" style:font-style-asian="normal" style:font-size-complex="18pt" style:font-style-complex="normal" style:font-weight-complex="bold"/>
    </style:style>
    <style:style style:name="T27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28" style:family="text">
      <style:text-properties style:text-position="0% 100%" style:font-name="Bitstream Vera Sans1" fo:font-size="10pt" fo:font-style="normal" fo:font-weight="bold" officeooo:rsid="0031d787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style:text-position="0% 100%" style:font-name="Bitstream Vera Sans1" fo:font-size="10pt" fo:font-style="normal" officeooo:rsid="0031d787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style:text-position="0% 100%" style:font-name="Bitstream Vera Sans1" fo:font-size="16pt" fo:font-style="normal" fo:font-weight="bold" officeooo:rsid="00756000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text-position="0% 100%" style:font-name="Bitstream Vera Sans1" fo:font-size="16pt" fo:font-style="normal" officeooo:rsid="00756000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text-position="0% 100%" style:font-name="Bitstream Vera Sans1" officeooo:rsid="00756000" style:font-weight-complex="bold"/>
    </style:style>
    <style:style style:name="T33" style:family="text">
      <style:text-properties style:text-position="0% 100%" style:font-name="Bitstream Vera Sans1" fo:font-size="11pt" fo:font-style="normal" style:text-underline-style="none" officeooo:rsid="004b8dbd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T34" style:family="text">
      <style:text-properties style:text-position="0% 100%" style:font-name="Bitstream Vera Sans1" fo:font-size="11pt" fo:font-style="normal" style:text-underline-style="none" officeooo:rsid="00756000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T35" style:family="text">
      <style:text-properties officeooo:rsid="00756000"/>
    </style:style>
    <style:style style:name="T36" style:family="text">
      <style:text-properties style:font-name="Times New Roman" fo:font-size="20pt" style:text-underline-style="none" officeooo:rsid="004b8dbd" style:font-size-asian="20pt" style:font-weight-asian="bold" style:font-size-complex="20pt" style:font-weight-complex="bold" style:text-overline-style="none" style:text-overline-color="font-color"/>
    </style:style>
    <style:style style:name="T37" style:family="text">
      <style:text-properties style:font-name="Times New Roman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38" style:family="text">
      <style:text-properties style:font-name="Bitstream Vera Sans1" fo:font-size="16pt" fo:font-style="normal" style:text-underline-style="none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39" style:family="text">
      <style:text-properties style:font-name="Bitstream Vera Sans1" fo:font-size="16pt" fo:font-style="normal" style:text-underline-style="none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40" style:family="text">
      <style:text-properties style:font-name="Bitstream Vera Sans1" officeooo:rsid="00756000" style:font-size-asian="16pt" style:font-style-asian="normal" style:font-size-complex="16pt" style:font-style-complex="normal"/>
    </style:style>
    <style:style style:name="T41" style:family="text">
      <style:text-properties style:font-name="Bitstream Vera Sans1" officeooo:rsid="00756000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text-transform="uppercase" fo:color="#808080" loext:opacity="100%" style:font-name="Bitstream Vera Sans7" fo:font-size="9pt" officeooo:rsid="0093bdf3" fo:background-color="transparent" loext:char-shading-value="0"/>
    </style:style>
    <style:style style:name="T44" style:family="text">
      <style:text-properties fo:text-transform="uppercase" fo:color="#808080" loext:opacity="100%" style:font-name="Bitstream Vera Sans7" fo:font-size="9pt" officeooo:rsid="008ca60b" fo:background-color="transparent" loext:char-shading-value="0"/>
    </style:style>
    <style:style style:name="T45" style:family="text">
      <style:text-properties fo:text-transform="uppercase" fo:color="#808080" loext:opacity="100%" style:font-name="Bitstream Vera Sans7" fo:font-size="9pt" officeooo:rsid="0086a12c" fo:background-color="transparent" loext:char-shading-value="0"/>
    </style:style>
    <style:style style:name="T46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47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48" style:family="text">
      <style:text-properties style:use-window-font-color="true" loext:opacity="0%"/>
    </style:style>
    <style:style style:name="T49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50" style:family="text">
      <style:text-properties style:use-window-font-color="true" loext:opacity="0%" fo:font-weight="normal" officeooo:rsid="007d5c74" style:font-weight-asian="normal" style:font-weight-complex="normal"/>
    </style:style>
    <style:style style:name="T51" style:family="text">
      <style:text-properties style:use-window-font-color="true" loext:opacity="0%" fo:font-weight="normal" officeooo:rsid="007f097f" style:font-weight-asian="normal" style:font-weight-complex="normal"/>
    </style:style>
    <style:style style:name="T52" style:family="text">
      <style:text-properties style:use-window-font-color="true" loext:opacity="0%" fo:font-weight="normal" officeooo:rsid="00756000" style:font-weight-asian="normal" style:font-weight-complex="normal"/>
    </style:style>
    <style:style style:name="T53" style:family="text">
      <style:text-properties style:use-window-font-color="true" loext:opacity="0%" fo:font-weight="normal" officeooo:rsid="00775c1d" style:font-weight-asian="normal" style:font-weight-complex="normal"/>
    </style:style>
    <style:style style:name="T54" style:family="text">
      <style:text-properties style:use-window-font-color="true" loext:opacity="0%" fo:font-weight="normal" officeooo:rsid="0089547c" style:font-weight-asian="normal" style:font-weight-complex="normal"/>
    </style:style>
    <style:style style:name="T55" style:family="text">
      <style:text-properties style:use-window-font-color="true" loext:opacity="0%" style:font-name="Bitstream Vera Sans6" fo:font-size="10pt" fo:font-style="normal" fo:font-weight="normal" officeooo:rsid="007f097f" fo:background-color="transparent" loext:char-shading-value="0" style:font-weight-asian="normal" style:font-weight-complex="normal"/>
    </style:style>
    <style:style style:name="T56" style:family="text">
      <style:text-properties style:use-window-font-color="true" loext:opacity="0%" style:font-name="Bitstream Vera Sans6" fo:font-size="10pt" fo:font-style="normal" fo:font-weight="normal" officeooo:rsid="007d5c74" fo:background-color="transparent" loext:char-shading-value="0" style:font-weight-asian="normal" style:font-weight-complex="normal"/>
    </style:style>
    <style:style style:name="T57" style:family="text">
      <style:text-properties style:use-window-font-color="true" loext:opacity="0%" style:font-name="Bitstream Vera Sans6" fo:font-size="10pt" fo:font-style="normal" fo:font-weight="normal" officeooo:rsid="0089547c" fo:background-color="transparent" loext:char-shading-value="0" style:font-weight-asian="normal" style:font-weight-complex="normal"/>
    </style:style>
    <style:style style:name="T58" style:family="text">
      <style:text-properties style:use-window-font-color="true" loext:opacity="0%" style:font-name="Bitstream Vera Sans7" fo:font-size="10pt" fo:font-weight="normal" officeooo:rsid="00775c1d" style:font-weight-asian="normal" style:font-weight-complex="normal"/>
    </style:style>
    <style:style style:name="T59" style:family="text">
      <style:text-properties style:use-window-font-color="true" loext:opacity="0%" style:font-name="Bitstream Vera Sans7" fo:font-size="10pt" fo:font-weight="normal" officeooo:rsid="00756000" style:font-weight-asian="normal" style:font-weight-complex="normal"/>
    </style:style>
    <style:style style:name="T60" style:family="text">
      <style:text-properties style:use-window-font-color="true" loext:opacity="0%" style:font-name="Bitstream Vera Sans7" fo:font-size="10pt" officeooo:rsid="00756000"/>
    </style:style>
    <style:style style:name="T61" style:family="text">
      <style:text-properties style:use-window-font-color="true" loext:opacity="0%" officeooo:rsid="00756000"/>
    </style:style>
    <style:style style:name="T62" style:family="text">
      <style:text-properties style:use-window-font-color="true" loext:opacity="0%" style:font-name="Times New Roman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63" style:family="text">
      <style:text-properties style:use-window-font-color="true" loext:opacity="0%"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64" style:family="text">
      <style:text-properties style:use-window-font-color="true" loext:opacity="0%" style:font-name="Arial1" fo:font-weight="normal" officeooo:rsid="007d5c74" style:font-weight-asian="normal" style:font-weight-complex="normal"/>
    </style:style>
    <style:style style:name="T65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66" style:family="text">
      <style:text-properties officeooo:rsid="002925a2"/>
    </style:style>
    <style:style style:name="T67" style:family="text">
      <style:text-properties officeooo:rsid="002b33ed"/>
    </style:style>
    <style:style style:name="T68" style:family="text">
      <style:text-properties fo:color="#000000" loext:opacity="100%" style:font-name="Bitstream Vera Sans6" fo:font-size="10pt" fo:font-style="normal" fo:font-weight="normal" officeooo:rsid="007d5c74" style:font-weight-asian="normal" style:font-weight-complex="normal"/>
    </style:style>
    <style:style style:name="T69" style:family="text">
      <style:text-properties fo:color="#000000" loext:opacity="100%" style:font-name="Bitstream Vera Sans7" fo:font-size="10pt" officeooo:rsid="007f097f"/>
    </style:style>
    <style:style style:name="T70" style:family="text">
      <style:text-properties fo:color="#000000" loext:opacity="100%" style:font-name="Bitstream Vera Sans7" fo:font-size="10pt" fo:font-weight="normal" officeooo:rsid="007f097f" style:font-weight-asian="normal" style:font-weight-complex="normal"/>
    </style:style>
    <style:style style:name="T71" style:family="text">
      <style:text-properties fo:color="#000000" loext:opacity="100%" style:font-name="Bitstream Vera Sans7" fo:font-size="10pt" fo:font-style="italic" fo:font-weight="normal" style:font-style-asian="italic" style:font-style-complex="italic"/>
    </style:style>
    <style:style style:name="T72" style:family="text">
      <style:text-properties fo:color="#000000" loext:opacity="100%" style:font-name="Arial1" fo:font-size="10pt" fo:font-style="normal" fo:font-weight="normal" officeooo:rsid="007d5c74" style:font-weight-asian="normal" style:font-weight-complex="normal"/>
    </style:style>
    <style:style style:name="T73" style:family="text">
      <style:text-properties fo:color="#000000" loext:opacity="100%" style:font-name="Arial1" fo:font-size="10pt" officeooo:rsid="007d5c74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7d5c74" style:font-weight-asian="normal" style:font-weight-complex="normal"/>
    </style:style>
    <style:style style:name="T76" style:family="text">
      <style:text-properties fo:font-weight="normal" officeooo:rsid="007f097f" style:font-weight-asian="normal" style:font-weight-complex="normal"/>
    </style:style>
    <style:style style:name="T77" style:family="text">
      <style:text-properties fo:font-weight="normal" officeooo:rsid="00756000" style:font-weight-asian="normal" style:font-weight-complex="normal"/>
    </style:style>
    <style:style style:name="T78" style:family="text">
      <style:text-properties fo:color="#b38d19" loext:opacity="100%" style:font-name="Bitstream Vera Sans6" fo:font-size="10pt" fo:font-style="normal" fo:font-weight="bold" officeooo:rsid="00904c17"/>
    </style:style>
    <style:style style:name="T79" style:family="text">
      <style:text-properties officeooo:rsid="007d5c74"/>
    </style:style>
    <style:style style:name="T80" style:family="text">
      <style:text-properties style:font-name="Arial1"/>
    </style:style>
    <style:style style:name="T81" style:family="text">
      <style:text-properties style:font-name="Arial1" fo:font-weight="normal" style:font-weight-asian="normal" style:font-weight-complex="normal"/>
    </style:style>
    <style:style style:name="T82" style:family="text">
      <style:text-properties style:font-name="Arial1" fo:font-weight="normal" officeooo:rsid="007d5c74" style:font-weight-asian="normal" style:font-weight-complex="normal"/>
    </style:style>
    <style:style style:name="T83" style:family="text">
      <style:text-properties style:font-name="Arial1" officeooo:rsid="007d5c74"/>
    </style:style>
    <style:style style:name="T84" style:family="text">
      <style:text-properties officeooo:rsid="00904c17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904c17" style:font-style-asian="italic" style:font-style-complex="italic"/>
    </style:style>
    <style:style style:name="T87" style:family="text">
      <style:text-properties officeooo:rsid="0091e1a1"/>
    </style:style>
    <style:style style:name="T8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4" draw:name="Shape2_4" draw:style-name="gr5" draw:text-style-name="P52" svg:width="2.701cm" svg:height="0.715cm" draw:transform="rotate (0.0876155284501154) translate (1.25765277777778cm 1.21884722222222cm)">
        <draw:text-box>
          <text:p text:style-name="P49"><text:span text:style-name="T88">Sèrie 2</text:span></text:p>
        </draw:text-box>
      </draw:frame>
      <draw:path text:anchor-type="page" text:anchor-page-number="1" draw:z-index="13" draw:name="Shape7_2" draw:style-name="gr6" draw:text-style-name="P50" svg:width="4.329cm" svg:height="2.24cm" svg:x="-0.028cm" svg:y="0cm" svg:viewBox="0 0 4330 2241" svg:d="M0 2241l3984-288c209-15 363-168 345-342l-170-1611h-4159z">
        <text:p/>
      </draw:path>
      <text:list xml:id="list1214984178" text:style-name="_5f_Numérotation_20_des_20_exercices_20_livrets">
        <text:list-item>
          <text:p text:style-name="P48">Calcul<text:span text:style-name="T84">a</text:span> mentalment:</text:p>
          <text:list>
            <text:list-item>
              <text:p text:style-name="P32">3,7 x 10 = <text:span text:style-name="_5f_pointillés_20_gris"><text:span text:style-name="T35"><text:s/>………………………………………………</text:span></text:span></text:p>
            </text:list-item>
            <text:list-item>
              <text:p text:style-name="P32">7,06 x 10 = <text:span text:style-name="_5f_pointillés_20_gris"><text:span text:style-name="T35"><text:s/>…………………………………………….</text:span></text:span></text:p>
            </text:list-item>
            <text:list-item>
              <text:p text:style-name="P29"><text:span text:style-name="T48">238,9 x 100 =</text:span><text:span text:style-name="_5f_pointillés_20_gris"><text:span text:style-name="T35"> ………………………….……………….</text:span></text:span></text:p>
            </text:list-item>
            <text:list-item>
              <text:p text:style-name="P32">7,12 x 1.000 =<text:span text:style-name="_5f_pointillés_20_gris"><text:span text:style-name="T35"> ………………………………………….</text:span></text:span></text:p>
            </text:list-item>
            <text:list-item>
              <text:p text:style-name="P32">0,02 x 10 =<text:span text:style-name="_5f_pointillés_20_gris"><text:span text:style-name="T35"> ……………………………………………..</text:span></text:span></text:p>
            </text:list-item>
            <text:list-item>
              <text:p text:style-name="P32">0,035 x 1.000 =<text:span text:style-name="_5f_pointillés_20_gris"><text:span text:style-name="T35"> ………………………………………...</text:span></text:span></text:p>
            </text:list-item>
            <text:list-item>
              <text:p text:style-name="P32">78,9 ÷ 10 =<text:span text:style-name="_5f_pointillés_20_gris"><text:span text:style-name="T35"> …………………………………………….</text:span></text:span></text:p>
            </text:list-item>
            <text:list-item>
              <text:p text:style-name="P32">2,3 ÷ 10 =<text:span text:style-name="_5f_pointillés_20_gris"><text:span text:style-name="T35"> ……………………………………………...</text:span></text:span></text:p>
            </text:list-item>
            <text:list-item>
              <text:p text:style-name="P32"><text:span text:style-name="_5f_pointillés_20_gris"><text:span text:style-name="T51">0,45 ÷ 10 =</text:span></text:span><text:span text:style-name="_5f_pointillés_20_gris"><text:span text:style-name="T77"> ……………………………………………..</text:span></text:span></text:p>
            </text:list-item>
            <text:list-item>
              <text:p text:style-name="P30"><text:span text:style-name="T61">0,</text:span><text:span text:style-name="T60">87</text:span><text:span text:style-name="T61"> </text:span><text:span text:style-name="MATH"><text:span text:style-name="T62">÷</text:span></text:span><text:span text:style-name="MATH"><text:span text:style-name="T63"> </text:span></text:span><text:span text:style-name="T61">1.000 = </text:span><text:span text:style-name="_5f_pointillés_20_gris"><text:span text:style-name="T35"><text:s/>……….………………………………..</text:span></text:span></text:p>
            </text:list-item>
            <text:list-item>
              <text:p text:style-name="P33"><text:span text:style-name="_5f_pointillés_20_gris"><text:span text:style-name="T58">3,8</text:span></text:span><text:span text:style-name="_5f_pointillés_20_gris"><text:span text:style-name="T52"> </text:span></text:span><text:span text:style-name="MATH"><text:span text:style-name="T37">÷</text:span></text:span><text:span text:style-name="MATH"><text:span text:style-name="T27"> </text:span></text:span><text:span text:style-name="_5f_pointillés_20_gris"><text:span text:style-name="T52">1.0</text:span></text:span><text:span text:style-name="_5f_pointillés_20_gris"><text:span text:style-name="T53">0</text:span></text:span><text:span text:style-name="_5f_pointillés_20_gris"><text:span text:style-name="T52">0 =</text:span></text:span><text:span text:style-name="_5f_pointillés_20_gris"><text:span text:style-name="T77"> <text:s/>………………………….………….…..</text:span></text:span></text:p>
            </text:list-item>
            <text:list-item>
              <text:p text:style-name="P31"><text:span text:style-name="T60">4.338</text:span><text:span text:style-name="T61"> </text:span><text:span text:style-name="MATH"><text:span text:style-name="T62">÷</text:span></text:span><text:span text:style-name="MATH"><text:span text:style-name="T63"> </text:span></text:span><text:span text:style-name="T61">10 =</text:span><text:span text:style-name="_5f_pointillés_20_gris"><text:span text:style-name="T35"> <text:s/>………….………………………………..</text:span></text:span></text:p>
            </text:list-item>
            <text:list-item>
              <text:p text:style-name="P31"><text:span text:style-name="T60">1.297</text:span><text:span text:style-name="T61"> </text:span><text:span text:style-name="MATH"><text:span text:style-name="T62">÷</text:span></text:span><text:span text:style-name="MATH"><text:span text:style-name="T63"> </text:span></text:span><text:span text:style-name="T61">1.000 =</text:span><text:span text:style-name="_5f_pointillés_20_gris"><text:span text:style-name="T35"> <text:s/>……..…………………………..….</text:span></text:span></text:p>
            </text:list-item>
            <text:list-item>
              <text:p text:style-name="P34"><text:span text:style-name="_5f_pointillés_20_gris"><text:span text:style-name="T59">12,3</text:span></text:span><text:span text:style-name="_5f_pointillés_20_gris"><text:span text:style-name="T52"> </text:span></text:span><text:span text:style-name="MATH"><text:span text:style-name="T37">÷</text:span></text:span><text:span text:style-name="MATH"><text:span text:style-name="T27"> </text:span></text:span><text:span text:style-name="_5f_pointillés_20_gris"><text:span text:style-name="T52">10 =</text:span></text:span><text:span text:style-name="_5f_pointillés_20_gris"><text:span text:style-name="T77"> <text:s/>…………………………………………….</text:span></text:span></text:p>
              <text:p text:style-name="P34"><text:span text:style-name="_5f_pointillés_20_gris"><text:span text:style-name="T77"/></text:span></text:p>
            </text:list-item>
          </text:list>
        </text:list-item>
        <text:list-item>
          <text:p text:style-name="P47"><text:span text:style-name="T84">Cerca</text:span> <text:span text:style-name="T84">al </text:span>dic<text:span text:style-name="T84">c</text:span>iona<text:span text:style-name="T84">ri</text:span> <text:span text:style-name="T84">el</text:span> significat de<text:span text:style-name="T84">l</text:span>s pr<text:span text:style-name="T84">e</text:span>fix<text:span text:style-name="T84">o</text:span>s <text:span text:style-name="T86">qui</text:span><text:span text:style-name="T85">lo</text:span>-, <text:span text:style-name="T85">deca</text:span>-, <text:span text:style-name="T85">centi</text:span>- <text:span text:style-name="T84">i </text:span><text:span text:style-name="T85">mil</text:span><text:span text:style-name="T71">·</text:span><text:span text:style-name="T85">li</text:span>- <text:span text:style-name="T84">i completa :</text:span> </text:p>
          <text:list>
            <text:list-item>
              <text:p text:style-name="P35">1<text:span text:style-name="T83"> </text:span>km = <text:span text:style-name="_5f_pointillés_20_gris">…………………</text:span><text:span text:style-name="_5f_pointillés_20_gris"><text:span text:style-name="T83"> </text:span></text:span>m</text:p>
            </text:list-item>
            <text:list-item>
              <text:p text:style-name="P35">1<text:span text:style-name="T83"> </text:span>cm = <text:span text:style-name="_5f_pointillés_20_gris">………………...</text:span><text:span text:style-name="_5f_pointillés_20_gris"><text:span text:style-name="T83"> </text:span></text:span>m</text:p>
            </text:list-item>
            <text:list-item>
              <text:p text:style-name="P35">1<text:span text:style-name="T83"> </text:span>mm = <text:span text:style-name="_5f_pointillés_20_gris">………………..</text:span><text:span text:style-name="_5f_pointillés_20_gris"><text:span text:style-name="T83"> </text:span></text:span>m</text:p>
            </text:list-item>
            <text:list-item>
              <text:p text:style-name="P36"><text:span text:style-name="_5f_pointillés_20_gris"><text:span text:style-name="T52">1</text:span></text:span><text:span text:style-name="_5f_pointillés_20_gris"><text:span text:style-name="T64"> </text:span></text:span><text:span text:style-name="_5f_pointillés_20_gris"><text:span text:style-name="T52">dam = </text:span></text:span><text:span text:style-name="_5f_pointillés_20_gris"><text:span text:style-name="T77">…………….…</text:span></text:span><text:span text:style-name="_5f_pointillés_20_gris"><text:span text:style-name="T82"> </text:span></text:span><text:span text:style-name="_5f_pointillés_20_gris"><text:span text:style-name="T52">m</text:span></text:span></text:p>
              <text:p text:style-name="P36"><text:span text:style-name="_5f_pointillés_20_gris"><text:span text:style-name="T52"/></text:span></text:p>
            </text:list-item>
          </text:list>
        </text:list-item>
        <text:list-item>
          <text:p text:style-name="P46">Convert<text:span text:style-name="T84">eix</text:span> les long<text:span text:style-name="T84">itud</text:span>s:</text:p>
        </text:list-item>
      </text:list>
      <text:p text:style-name="P39">5<text:span text:style-name="T83"> </text:span>mm = <text:span text:style-name="_5f_pointillés_20_gris">………………..…</text:span> m</text:p>
      <text:p text:style-name="P39">1,92<text:span text:style-name="T83"> </text:span>m = <text:span text:style-name="_5f_pointillés_20_gris">…………………</text:span> cm</text:p>
      <text:p text:style-name="P39">3.025<text:span text:style-name="T83"> </text:span>m = <text:span text:style-name="_5f_pointillés_20_gris">………..………</text:span> km</text:p>
      <text:list xml:id="list5018055907941" text:continue-numbering="true" text:style-name="_5f_Numérotation_20_des_20_exercices_20_livrets">
        <text:list-item>
          <text:p text:style-name="P42">Convert<text:span text:style-name="T84">eix</text:span>:</text:p>
        </text:list-item>
      </text:list>
      <text:p text:style-name="P39">0,5<text:span text:style-name="T83"> </text:span>kg = <text:span text:style-name="_5f_pointillés_20_gris">…………………..</text:span> g</text:p>
      <text:p text:style-name="P39">0,67<text:span text:style-name="T83"> </text:span>cg = <text:span text:style-name="_5f_pointillés_20_gris">…………………</text:span> g</text:p>
      <text:p text:style-name="P39">350<text:span text:style-name="T83"> </text:span>g = <text:span text:style-name="_5f_pointillés_20_gris">…………………...</text:span> mg</text:p>
      <text:p text:style-name="P39">4,08<text:span text:style-name="T83"> </text:span>L = <text:span text:style-name="_5f_pointillés_20_gris">…………………..</text:span> mL</text:p>
      <text:p text:style-name="P37"><text:span text:style-name="_5f_pointillés_20_gris"><text:span text:style-name="T52">3</text:span></text:span><text:span text:style-name="_5f_pointillés_20_gris"><text:span text:style-name="T64"> </text:span></text:span><text:span text:style-name="_5f_pointillés_20_gris"><text:span text:style-name="T52">L =</text:span></text:span><text:span text:style-name="_5f_pointillés_20_gris"><text:span text:style-name="T77"> …………………….... </text:span></text:span><text:span text:style-name="_5f_pointillés_20_gris"><text:span text:style-name="T52">kL</text:span></text:span></text:p>
      <text:p text:style-name="P39"><text:span text:style-name="_5f_pointillés_20_gris"><text:span text:style-name="T54">0,</text:span></text:span><text:span text:style-name="_5f_pointillés_20_gris"><text:span text:style-name="T52">3</text:span></text:span><text:span text:style-name="_5f_pointillés_20_gris"><text:span text:style-name="T64"> </text:span></text:span><text:span text:style-name="_5f_pointillés_20_gris"><text:span text:style-name="T52">L =</text:span></text:span><text:span text:style-name="_5f_pointillés_20_gris"><text:span text:style-name="T77"> ………………….... </text:span></text:span><text:span text:style-name="_5f_pointillés_20_gris"><text:span text:style-name="T57">c</text:span></text:span><text:span text:style-name="_5f_pointillés_20_gris"><text:span text:style-name="T52">L</text:span></text:span></text:p>
      <text:p text:style-name="P39"><text:span text:style-name="_5f_pointillés_20_gris"><text:span text:style-name="T54">4,1</text:span></text:span><text:span text:style-name="_5f_pointillés_20_gris"><text:span text:style-name="T64"> </text:span></text:span><text:span text:style-name="_5f_pointillés_20_gris"><text:span text:style-name="T54">dL = </text:span></text:span><text:span text:style-name="_5f_pointillés_20_gris"><text:span text:style-name="T77">………….…….... </text:span></text:span><text:span text:style-name="_5f_pointillés_20_gris"><text:span text:style-name="T54">mL</text:span></text:span></text:p>
      <text:p text:style-name="P39"><text:span text:style-name="_5f_pointillés_20_gris"><text:span text:style-name="T54"/></text:span></text:p>
      <text:list xml:id="list5017688435155" text:continue-numbering="true" text:style-name="_5f_Numérotation_20_des_20_exercices_20_livrets">
        <text:list-item>
          <text:h text:style-name="P44" text:outline-level="1">Convert<text:span text:style-name="T84">eix tamb</text:span><text:span text:style-name="T78">é</text:span></text:h>
        </text:list-item>
      </text:list>
      <text:p text:style-name="P21">D<text:span text:style-name="T87">es</text:span>compo<text:span text:style-name="T87">n</text:span> <text:span text:style-name="T87">i</text:span><text:span text:style-name="T79"> convert</text:span><text:span text:style-name="T87">eix</text:span><text:span text:style-name="T79"> </text:span><text:span text:style-name="T87">a</text:span><text:span text:style-name="T79"> l</text:span><text:span text:style-name="T87">a </text:span><text:span text:style-name="T79">unit</text:span><text:span text:style-name="T87">at</text:span><text:span text:style-name="T79"> </text:span><text:span text:style-name="T87">demanada</text:span><text:span text:style-name="T79">:</text:span></text:p>
      <text:p text:style-name="P23">Exemple : </text:p>
      <text:p text:style-name="P22"><text:span text:style-name="T75">37,2</text:span><text:span text:style-name="T82"> </text:span><text:span text:style-name="T75">m </text:span></text:p>
      <text:p text:style-name="P22"><text:span text:style-name="T75">3</text:span><text:span text:style-name="T82"> </text:span><text:span text:style-name="T75">dam + 7</text:span><text:span text:style-name="T82"> </text:span><text:span text:style-name="T75">m + 2</text:span><text:span text:style-name="T82"> </text:span><text:span text:style-name="T75">dm </text:span></text:p>
      <text:p text:style-name="P22"><text:span text:style-name="T68">372</text:span><text:span text:style-name="T72"> </text:span><text:span text:style-name="T75">dm</text:span></text:p>
      <text:list xml:id="list5018305182628" text:continue-numbering="true" text:style-name="_5f_Numérotation_20_des_20_exercices_20_livrets">
        <text:list-item>
          <text:list>
            <text:list-item>
              <text:p text:style-name="P40">5,67<text:span text:style-name="T80"> </text:span>m <text:span text:style-name="_5f_pointillés_20_gris"><text:span text:style-name="T74">………………………………………………………………</text:span></text:span><text:span text:style-name="_5f_pointillés_20_gris"><text:span text:style-name="T76"> ……………..</text:span></text:span><text:span text:style-name="_5f_pointillés_20_gris"><text:span text:style-name="T81"> </text:span></text:span><text:span text:style-name="_5f_pointillés_20_gris"><text:span text:style-name="T51">cm</text:span></text:span></text:p>
            </text:list-item>
            <text:list-item>
              <text:p text:style-name="P41"><text:span text:style-name="_5f_pointillés_20_gris"><text:span text:style-name="T50">5,67</text:span></text:span><text:span text:style-name="_5f_pointillés_20_gris"><text:span text:style-name="T64"> </text:span></text:span><text:span text:style-name="_5f_pointillés_20_gris"><text:span text:style-name="T50">m </text:span></text:span><text:span text:style-name="_5f_pointillés_20_gris"><text:span text:style-name="T75">………………………………………………………………</text:span></text:span><text:span text:style-name="_5f_pointillés_20_gris"><text:span text:style-name="T76"> ……………..</text:span></text:span><text:span text:style-name="_5f_pointillés_20_gris"><text:span text:style-name="T82"> </text:span></text:span><text:span text:style-name="_5f_pointillés_20_gris"><text:span text:style-name="T55">d</text:span></text:span><text:span text:style-name="_5f_pointillés_20_gris"><text:span text:style-name="T51">m</text:span></text:span></text:p>
            </text:list-item>
            <text:list-item>
              <text:p text:style-name="P41"><text:span text:style-name="_5f_pointillés_20_gris"><text:span text:style-name="T55">15,006</text:span></text:span><text:span text:style-name="_5f_pointillés_20_gris"><text:span text:style-name="T64"> </text:span></text:span><text:span text:style-name="_5f_pointillés_20_gris"><text:span text:style-name="T51">h</text:span></text:span><text:span text:style-name="_5f_pointillés_20_gris"><text:span text:style-name="T50">m </text:span></text:span><text:span text:style-name="_5f_pointillés_20_gris"><text:span text:style-name="T75">………………………………………………………………</text:span></text:span><text:span text:style-name="_5f_pointillés_20_gris"><text:span text:style-name="T76"> ……………..</text:span></text:span><text:span text:style-name="_5f_pointillés_20_gris"><text:span text:style-name="T82"> </text:span></text:span><text:span text:style-name="_5f_pointillés_20_gris"><text:span text:style-name="T51">m</text:span></text:span></text:p>
            </text:list-item>
            <text:list-item>
              <text:p text:style-name="P41"><text:span text:style-name="_5f_pointillés_20_gris"><text:span text:style-name="T55">8,2</text:span></text:span><text:span text:style-name="_5f_pointillés_20_gris"><text:span text:style-name="T50">7</text:span></text:span><text:span text:style-name="_5f_pointillés_20_gris"><text:span text:style-name="T64"> </text:span></text:span><text:span text:style-name="_5f_pointillés_20_gris"><text:span text:style-name="T51">m</text:span></text:span><text:span text:style-name="_5f_pointillés_20_gris"><text:span text:style-name="T50">m </text:span></text:span><text:span text:style-name="_5f_pointillés_20_gris"><text:span text:style-name="T75">………………………………………………………………</text:span></text:span><text:span text:style-name="_5f_pointillés_20_gris"><text:span text:style-name="T76"> ……………..</text:span></text:span><text:span text:style-name="_5f_pointillés_20_gris"><text:span text:style-name="T82"> </text:span></text:span><text:span text:style-name="_5f_pointillés_20_gris"><text:span text:style-name="T55">d</text:span></text:span><text:span text:style-name="_5f_pointillés_20_gris"><text:span text:style-name="T51">m</text:span></text:span></text:p>
            </text:list-item>
          </text:list>
        </text:list-item>
        <text:list-item>
          <text:h text:style-name="P45" text:outline-level="1">Convert<text:span text:style-name="T87">eix</text:span>!</text:h>
        </text:list-item>
      </text:list>
      <text:p text:style-name="P24">D<text:span text:style-name="T87">es</text:span>compo<text:span text:style-name="T87">n</text:span> <text:span text:style-name="T87">i</text:span><text:span text:style-name="T79"> convert</text:span><text:span text:style-name="T87">eix</text:span><text:span text:style-name="T79"> </text:span><text:span text:style-name="T87">a</text:span><text:span text:style-name="T79"> l</text:span><text:span text:style-name="T87">a </text:span><text:span text:style-name="T79">unit</text:span><text:span text:style-name="T87">at</text:span><text:span text:style-name="T79"> </text:span><text:span text:style-name="T87">demanada</text:span><text:span text:style-name="T79">:</text:span></text:p>
      <text:p text:style-name="P23">Exemple: </text:p>
      <text:p text:style-name="P22"><text:span text:style-name="T75">37,2</text:span><text:span text:style-name="T82"> </text:span><text:span text:style-name="T75">m </text:span></text:p>
      <text:p text:style-name="P22"><text:span text:style-name="T75">3</text:span><text:span text:style-name="T82"> </text:span><text:span text:style-name="T75">dam + 7</text:span><text:span text:style-name="T82"> </text:span><text:span text:style-name="T75">m + 2</text:span><text:span text:style-name="T82"> </text:span><text:span text:style-name="T75">dm </text:span></text:p>
      <text:p text:style-name="P22"><text:span text:style-name="T68">372</text:span><text:span text:style-name="T72"> </text:span><text:span text:style-name="T75">dm</text:span></text:p>
      <text:list xml:id="list5018837428710" text:continue-numbering="true" text:style-name="_5f_Numérotation_20_des_20_exercices_20_livrets">
        <text:list-item>
          <text:list>
            <text:list-item>
              <text:p text:style-name="P41"><text:span text:style-name="T69">23,4</text:span><text:span text:style-name="T73"> </text:span><text:span text:style-name="T69">da</text:span><text:span text:style-name="T79">m </text:span><text:span text:style-name="_5f_pointillés_20_gris"><text:span text:style-name="T75">………………………………………………………………</text:span></text:span><text:span text:style-name="_5f_pointillés_20_gris"><text:span text:style-name="T50"> </text:span></text:span><text:span text:style-name="_5f_pointillés_20_gris"><text:span text:style-name="T76"><text:s/>……………..</text:span></text:span><text:span text:style-name="_5f_pointillés_20_gris"><text:span text:style-name="T82"> </text:span></text:span><text:span text:style-name="_5f_pointillés_20_gris"><text:span text:style-name="T55">d</text:span></text:span><text:span text:style-name="_5f_pointillés_20_gris"><text:span text:style-name="T51">m</text:span></text:span></text:p>
            </text:list-item>
            <text:list-item>
              <text:p text:style-name="P41"><text:span text:style-name="_5f_pointillés_20_gris"><text:span text:style-name="T70">2,43</text:span></text:span><text:span text:style-name="_5f_pointillés_20_gris"><text:span text:style-name="T64"> </text:span></text:span><text:span text:style-name="_5f_pointillés_20_gris"><text:span text:style-name="T51">da</text:span></text:span><text:span text:style-name="_5f_pointillés_20_gris"><text:span text:style-name="T50">m </text:span></text:span><text:span text:style-name="_5f_pointillés_20_gris"><text:span text:style-name="T75">………………………………………………………………</text:span></text:span><text:span text:style-name="_5f_pointillés_20_gris"><text:span text:style-name="T50"> </text:span></text:span><text:span text:style-name="_5f_pointillés_20_gris"><text:span text:style-name="T76"><text:s/>……………..</text:span></text:span><text:span text:style-name="_5f_pointillés_20_gris"><text:span text:style-name="T82"> </text:span></text:span><text:span text:style-name="_5f_pointillés_20_gris"><text:span text:style-name="T55">c</text:span></text:span><text:span text:style-name="_5f_pointillés_20_gris"><text:span text:style-name="T51">m</text:span></text:span></text:p>
            </text:list-item>
            <text:list-item>
              <text:p text:style-name="P41"><text:span text:style-name="_5f_pointillés_20_gris"><text:span text:style-name="T56">0,6</text:span></text:span><text:span text:style-name="_5f_pointillés_20_gris"><text:span text:style-name="T55">7</text:span></text:span><text:span text:style-name="_5f_pointillés_20_gris"><text:span text:style-name="T64"> </text:span></text:span><text:span text:style-name="_5f_pointillés_20_gris"><text:span text:style-name="T51">h</text:span></text:span><text:span text:style-name="_5f_pointillés_20_gris"><text:span text:style-name="T50">m </text:span></text:span><text:span text:style-name="_5f_pointillés_20_gris"><text:span text:style-name="T75">………………………………………………………………</text:span></text:span><text:span text:style-name="_5f_pointillés_20_gris"><text:span text:style-name="T50"> </text:span></text:span><text:span text:style-name="_5f_pointillés_20_gris"><text:span text:style-name="T76"><text:s/>……………..</text:span></text:span><text:span text:style-name="_5f_pointillés_20_gris"><text:span text:style-name="T82"> </text:span></text:span><text:span text:style-name="_5f_pointillés_20_gris"><text:span text:style-name="T51">m</text:span></text:span></text:p>
            </text:list-item>
            <text:list-item>
              <text:p text:style-name="P38"><text:span text:style-name="_5f_pointillés_20_gris"><text:span text:style-name="T55">4,5</text:span></text:span><text:span text:style-name="_5f_pointillés_20_gris"><text:span text:style-name="T64"> </text:span></text:span><text:span text:style-name="_5f_pointillés_20_gris"><text:span text:style-name="T55">c</text:span></text:span><text:span text:style-name="_5f_pointillés_20_gris"><text:span text:style-name="T50">m </text:span></text:span><text:span text:style-name="_5f_pointillés_20_gris"><text:span text:style-name="T75">………………………………………………………………</text:span></text:span><text:span text:style-name="_5f_pointillés_20_gris"><text:span text:style-name="T50"> </text:span></text:span><text:span text:style-name="_5f_pointillés_20_gris"><text:span text:style-name="T76"><text:s/>……………..</text:span></text:span><text:span text:style-name="_5f_pointillés_20_gris"><text:span text:style-name="T82"> </text:span></text:span><text:span text:style-name="_5f_pointillés_20_gris"><text:span text:style-name="T51">m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Frame_20_contents" style:display-name="Frame contents" style:family="paragraph" style:parent-style-name="Text_20_body" style:class="extra"/>
    <style:style style:name="Math" style:family="paragraph" style:parent-style-name="Text_20_body">
      <style:text-properties style:font-name="Times New Roman3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next-style-name="_5f_Paragraphe_20_livret_20_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fo:text-align="start" style:justify-single-word="false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4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text-properties officeooo:paragraph-rsid="00248e62"/>
    </style:style>
    <style:style style:name="MP7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MP8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7983c2"/>
    </style:style>
    <style:style style:name="MP9" style:family="paragraph">
      <loext:graphic-properties draw:fill="solid" draw:fill-color="#d7e12c"/>
    </style:style>
    <style:style style:name="MP1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80c192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Header">
      <style:text-properties fo:font-size="3pt" style:font-size-asian="4pt" style:font-size-complex="4pt"/>
    </style:style>
    <style:style style:name="M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5" style:family="paragraph" style:parent-style-name="_5f_Header_20_page_20_paire_20__28_G_29_">
      <style:paragraph-properties fo:text-align="start" style:justify-single-word="false"/>
      <style:text-properties officeooo:paragraph-rsid="00944762"/>
    </style:style>
    <style:style style:name="MP16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Footer">
      <style:text-properties officeooo:paragraph-rsid="008ca60b"/>
    </style:style>
    <style:style style:name="MP2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2" style:family="paragraph" style:parent-style-name="Header">
      <style:text-properties fo:font-size="14pt" style:font-size-asian="14pt" style:font-size-complex="14pt"/>
    </style:style>
    <style:style style:name="MP2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4" style:family="paragraph" style:parent-style-name="Standard">
      <style:text-properties fo:font-size="6pt" style:font-size-asian="6pt" style:font-size-complex="6pt"/>
    </style:style>
    <style:style style:name="MP2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2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8" style:family="paragraph" style:parent-style-name="_5f_Titre_20_d_27_exercices_20_livret" style:list-style-name="_5f_Numérotation_20_des_20_exercices_20_livrets"/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oter">
      <style:text-properties officeooo:paragraph-rsid="00c384cf"/>
    </style:style>
    <style:style style:name="MP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0756000"/>
    </style:style>
    <style:style style:name="MT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4" style:family="text">
      <style:text-properties style:text-position="0% 100%" style:font-name="Times New Roman" fo:font-size="20pt" fo:font-style="normal" fo:font-weight="bold" officeooo:rsid="0031d787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style:text-position="0% 100%" style:font-name="Bitstream Vera Sans1" fo:font-size="10pt" fo:font-style="normal" fo:font-weight="bold" officeooo:rsid="0031d787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style:text-position="0% 100%" style:font-name="Bitstream Vera Sans1" fo:font-size="16pt" fo:font-style="normal" fo:font-weight="bold" officeooo:rsid="00756000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font-variant="small-caps" fo:color="#d7e12c" loext:opacity="100%" style:font-name="Times New Roman" fo:font-size="20pt" fo:text-shadow="none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style:text-underline-style="none" fo:font-weight="bold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style:text-underline-style="none" fo:font-weight="bold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officeooo:rsid="00756000" style:font-size-asian="16pt" style:font-style-asian="normal" style:font-size-complex="16pt" style:font-style-complex="normal"/>
    </style:style>
    <style:style style:name="MT11" style:family="text">
      <style:text-properties fo:font-variant="small-caps" fo:color="#808080" loext:opacity="100%" style:font-name="Bitstream Vera Sans7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" style:family="text">
      <style:text-properties fo:font-variant="small-caps" fo:color="#808080" loext:opacity="100%" style:font-name="Bitstream Vera Sans7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" style:family="text">
      <style:text-properties fo:font-variant="small-caps" fo:color="#808080" loext:opacity="100%" style:text-position="0% 100%" style:font-name="Times New Roman" fo:font-size="18pt" fo:font-style="normal" fo:font-weight="bold" officeooo:rsid="0031d787" style:font-size-asian="18pt" style:font-style-asian="normal" style:font-weight-asian="bold" style:font-size-complex="18pt" style:font-style-complex="normal" style:font-weight-complex="bold"/>
    </style:style>
    <style:style style:name="MT14" style:family="text">
      <style:text-properties fo:font-variant="small-caps" fo:color="#808080" loext:opacity="100%" style:text-position="0% 100%" style:font-name="Bitstream Vera Sans1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MT15" style:family="text">
      <style:text-properties fo:font-variant="small-caps" fo:color="#808080" loext:opacity="100%" style:text-position="0% 100%" style:font-name="Times New Roman" fo:font-size="20pt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MT16" style:family="text">
      <style:text-properties fo:font-variant="small-caps" fo:color="#808080" loext:opacity="100%" style:text-position="0% 100%" style:font-name="Bitstream Vera Sans1" fo:font-size="11pt" fo:font-style="normal" style:text-underline-style="none" fo:font-weight="bold" officeooo:rsid="004b8db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MT17" style:family="text">
      <style:text-properties fo:font-variant="small-caps" fo:color="#808080" loext:opacity="100%" style:text-position="0% 100%" style:font-name="Bitstream Vera Sans1" fo:font-size="11pt" fo:font-style="normal" style:text-underline-style="none" fo:font-weight="bold" officeooo:rsid="0075600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MT18" style:family="text">
      <style:text-properties fo:font-variant="small-caps" fo:color="#808080" loext:opacity="100%" style:font-name="Bitstream Vera Sans1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9" style:family="text">
      <style:text-properties officeooo:rsid="00756000"/>
    </style:style>
    <style:style style:name="MT20" style:family="text">
      <style:text-properties style:text-position="0% 100%" style:font-name="Times New Roman" fo:font-size="20pt" fo:font-style="normal" officeooo:rsid="0031d787" style:font-size-asian="20pt" style:font-style-asian="normal" style:font-weight-asian="bold" style:font-size-complex="20pt" style:font-style-complex="normal" style:font-weight-complex="bold"/>
    </style:style>
    <style:style style:name="MT21" style:family="text">
      <style:text-properties style:text-position="0% 100%" style:font-name="Bitstream Vera Sans1" fo:font-size="10pt" fo:font-style="normal" officeooo:rsid="0031d787" style:font-size-asian="10pt" style:font-style-asian="normal" style:font-weight-asian="bold" style:font-size-complex="10pt" style:font-style-complex="normal" style:font-weight-complex="bold"/>
    </style:style>
    <style:style style:name="MT22" style:family="text">
      <style:text-properties style:text-position="0% 100%" style:font-name="Bitstream Vera Sans1" fo:font-size="16pt" fo:font-style="normal" officeooo:rsid="00756000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style:font-name="Times New Roman" fo:font-size="20pt" style:text-underline-style="none" officeooo:rsid="004b8dbd" style:font-size-asian="20pt" style:font-weight-asian="bold" style:font-size-complex="20pt" style:font-weight-complex="bold" style:text-overline-style="none" style:text-overline-color="font-color"/>
    </style:style>
    <style:style style:name="MT24" style:family="text">
      <style:text-properties style:font-name="Bitstream Vera Sans1" fo:font-size="16pt" fo:font-style="normal" style:text-underline-style="none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25" style:family="text">
      <style:text-properties style:font-name="Bitstream Vera Sans1" fo:font-size="16pt" fo:font-style="normal" style:text-underline-style="none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26" style:family="text">
      <style:text-properties style:font-name="Bitstream Vera Sans1" officeooo:rsid="00756000" style:font-size-asian="16pt" style:font-style-asian="normal" style:font-size-complex="16pt" style:font-style-complex="normal"/>
    </style:style>
    <style:style style:name="MT27" style:family="text">
      <style:text-properties style:text-position="0% 100%" style:font-name="Times New Roman" fo:font-size="18pt" fo:font-style="normal" officeooo:rsid="0031d787" style:font-size-asian="18pt" style:font-style-asian="normal" style:font-size-complex="18pt" style:font-style-complex="normal" style:font-weight-complex="bold"/>
    </style:style>
    <style:style style:name="MT28" style:family="text">
      <style:text-properties style:text-position="0% 100%" style:font-name="Bitstream Vera Sans1" officeooo:rsid="00756000" style:font-weight-complex="bold"/>
    </style:style>
    <style:style style:name="MT29" style:family="text">
      <style:text-properties style:text-position="0% 100%" style:font-name="Times New Roman" fo:font-size="20pt" style:text-underline-style="none" officeooo:rsid="004b8dbd" style:font-size-asian="20pt" style:font-size-complex="20pt" style:font-weight-complex="bold" style:text-overline-style="none" style:text-overline-color="font-color"/>
    </style:style>
    <style:style style:name="MT30" style:family="text">
      <style:text-properties style:text-position="0% 100%" style:font-name="Bitstream Vera Sans1" fo:font-size="11pt" fo:font-style="normal" style:text-underline-style="none" officeooo:rsid="004b8dbd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MT31" style:family="text">
      <style:text-properties style:text-position="0% 100%" style:font-name="Bitstream Vera Sans1" fo:font-size="11pt" fo:font-style="normal" style:text-underline-style="none" officeooo:rsid="00756000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MT32" style:family="text">
      <style:text-properties style:font-name="Bitstream Vera Sans1" officeooo:rsid="00756000"/>
    </style:style>
    <style:style style:name="MT33" style:family="text">
      <style:text-properties fo:font-size="12pt" style:font-size-asian="12pt" style:font-size-complex="12pt"/>
    </style:style>
    <style:style style:name="MT34" style:family="text">
      <style:text-properties fo:font-variant="small-caps" fo:font-size="15pt" style:font-size-asian="15pt" style:font-size-complex="15pt"/>
    </style:style>
    <style:style style:name="MT35" style:family="text">
      <style:text-properties fo:font-variant="small-caps" fo:color="#d7e12c" loext:opacity="100%" style:font-name="Bitstream Vera Sans3" fo:font-size="16pt" fo:font-style="normal" fo:text-shadow="none" fo:font-weight="bold" officeooo:rsid="00944762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0904c17"/>
    </style:style>
    <style:style style:name="MT37" style:family="text">
      <style:text-properties fo:text-transform="uppercase" fo:color="#808080" loext:opacity="100%" style:font-name="Bitstream Vera Sans7" fo:font-size="9pt" officeooo:rsid="0093bdf3" fo:background-color="transparent" loext:char-shading-value="0"/>
    </style:style>
    <style:style style:name="MT38" style:family="text">
      <style:text-properties fo:text-transform="uppercase" fo:color="#808080" loext:opacity="100%" style:font-name="Bitstream Vera Sans7" fo:font-size="9pt" officeooo:rsid="008ca60b" fo:background-color="transparent" loext:char-shading-value="0"/>
    </style:style>
    <style:style style:name="MT39" style:family="text">
      <style:text-properties fo:text-transform="uppercase" fo:color="#808080" loext:opacity="100%" style:font-name="Bitstream Vera Sans7" fo:font-size="9pt" officeooo:rsid="0086a12c" fo:background-color="transparent" loext:char-shading-value="0"/>
    </style:style>
    <style:style style:name="MT40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41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44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45" style:family="text">
      <style:text-properties fo:font-variant="small-caps" officeooo:rsid="00990660"/>
    </style:style>
    <style:style style:name="MT46" style:family="text">
      <style:text-properties fo:font-variant="small-caps" officeooo:rsid="0054f64f"/>
    </style:style>
    <style:style style:name="MT47" style:family="text">
      <style:text-properties fo:font-variant="small-caps" officeooo:rsid="00b5d2d1"/>
    </style:style>
    <style:style style:name="MT48" style:family="text">
      <style:text-properties fo:font-variant="small-caps" officeooo:rsid="00b6801f"/>
    </style:style>
    <style:style style:name="MT49" style:family="text">
      <style:text-properties officeooo:rsid="002925a2"/>
    </style:style>
    <style:style style:name="MT50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Landscape" style:page-layout-name="Mpm2" draw:style-name="Mdp2"/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9" draw:style-name="Mdp2"/>
    <style:master-page style:name="_5f_Fiche_20_éditeur_20__28_une_20_colonne_29__20_impaire_20__28_D_29_" style:display-name="_Fiche éditeur (une colonne) impaire (D)" style:page-layout-name="Mpm10" draw:style-name="Mdp2">
      <style:header>
        <text:p text:style-name="_5f_Header_20_page_20_impaire_20__28_D_29_"><draw:path text:anchor-type="paragraph" draw:z-index="11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15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16" draw:name="Shape3_2" draw:style-name="Mgr3" draw:text-style-name="MP4" svg:x1="16.572cm" svg:y1="0.36cm" svg:x2="20.495cm" svg:y2="0.344cm"><text:p/></draw:line>Angles : Comprendre la notion d’angle </text:p>
      </style:header>
      <style:footer>
        <text:h text:style-name="MP5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1" draw:style-name="Mdp2" style:next-style-name="_5f_Fiche_20_éditeur_20__28_une_20_colonne_29__20_impaire_20__28_D_29_">
      <style:header>
        <text:p text:style-name="_5f_Header_20_page_20_paire_20__28_G_29_"><draw:path text:anchor-type="paragraph" draw:z-index="9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10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12" draw:name="Shape3_3" draw:style-name="Mgr3" draw:text-style-name="MP4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draw:style-name="Mdp2" style:next-style-name="_5f_Fiche_20_éditeur_20_page_20_impaire_20__28_D_29_">
      <style:header>
        <text:p text:style-name="MP6"><draw:line text:anchor-type="paragraph" draw:z-index="17" draw:name="Shape3" draw:style-name="Mgr5" draw:text-style-name="MP2" svg:x1="18.556cm" svg:y1="0.36cm" svg:x2="20.496cm" svg:y2="0.36cm"><text:p/></draw:line><text:span text:style-name="MT2">Nombres entiers et décimaux</text:span><text:span text:style-name="MT3"> : <text:s/></text:span><text:span text:style-name="MATH"><text:span text:style-name="MT4">×</text:span></text:span><text:span text:style-name="MATH"><text:span text:style-name="MT5"> </text:span></text:span><text:span text:style-name="MATH"><text:span text:style-name="MT6">et </text:span></text:span><text:span text:style-name="MATH"><text:span text:style-name="MT7">÷</text:span></text:span><text:span text:style-name="MATH"><text:span text:style-name="MT8"> </text:span></text:span><text:span text:style-name="MATH"><text:span text:style-name="MT9">par</text:span></text:span><text:span text:style-name="MT10"> </text:span><text:span text:style-name="MT2">10, 100, 1000,...</text:span></text:p>
      </style:header>
      <style:footer>
        <text:h text:style-name="MP7" text:outline-level="1"><text:span text:style-name="MT11">Nombres entiers et décimaux</text:span><text:span text:style-name="MT12"> : </text:span><text:span text:style-name="MATH"><text:span text:style-name="MT13">× </text:span></text:span><text:span text:style-name="MT14">et </text:span><text:span text:style-name="MATH"><text:span text:style-name="MT15">÷</text:span></text:span><text:span text:style-name="MATH"><text:span text:style-name="MT16"> </text:span></text:span><text:span text:style-name="MATH"><text:span text:style-name="MT17">par</text:span></text:span><text:span text:style-name="MT18"> </text:span><text:span text:style-name="MT11">10,100, 1000...</text:span><text:span text:style-name="MT12"> </text:span></text:h>
      </style:footer>
    </style:master-page>
    <style:master-page style:name="_5f_Fiche_20_éditeur_20_page_20_impaire_20__28_D_29_" style:display-name="_Fiche éditeur page impaire (D)" style:page-layout-name="Mpm13" draw:style-name="Mdp2" style:next-style-name="_5f_Fiche_20_éditeur_20_page_20_paire_20__28_G_29_">
      <style:header>
        <text:p text:style-name="MP8"><draw:path text:anchor-type="paragraph" draw:z-index="19" draw:name="Shape1_0" draw:style-name="Mgr6" draw:text-style-name="MP9" svg:width="4.329cm" svg:height="1.734cm" svg:x="-1.8cm" svg:y="-8.985cm" svg:viewBox="0 0 4330 1735" svg:d="M0 1735l3984-223c209-12 363-130 345-265l-170-1247h-4159z"><text:p/></draw:path><draw:line text:anchor-type="paragraph" draw:z-index="18" draw:name="Shape3_0" draw:style-name="Mgr5" draw:text-style-name="MP2" svg:x1="18.891cm" svg:y1="0.36cm" svg:x2="20.496cm" svg:y2="0.36cm"><text:p/></draw:line><text:span text:style-name="MT19">Nombres entiers et décimaux</text:span> : <text:span text:style-name="MATH"><text:span text:style-name="MT20">×</text:span></text:span><text:span text:style-name="MATH"><text:span text:style-name="MT21"> </text:span></text:span><text:span text:style-name="MATH"><text:span text:style-name="MT22">et </text:span></text:span><text:span text:style-name="MATH"><text:span text:style-name="MT23">÷</text:span></text:span><text:span text:style-name="MATH"><text:span text:style-name="MT24"> </text:span></text:span><text:span text:style-name="MATH"><text:span text:style-name="MT25">par</text:span></text:span><text:span text:style-name="MT26"> </text:span><text:span text:style-name="MT19">10, 100, 1000,...</text:span></text:p>
      </style:header>
      <style:footer>
        <text:h text:style-name="MP10" text:outline-level="1"><text:span text:style-name="MT19">Nombres entiers et décimaux</text:span> : <text:span text:style-name="MATH"><text:span text:style-name="MT27">× </text:span></text:span><text:span text:style-name="MT28">et </text:span><text:span text:style-name="MATH"><text:span text:style-name="MT29">÷</text:span></text:span><text:span text:style-name="MATH"><text:span text:style-name="MT30"> </text:span></text:span><text:span text:style-name="MATH"><text:span text:style-name="MT31">par</text:span></text:span><text:span text:style-name="MT32"> </text:span><text:span text:style-name="MT19">10,100, 1000...</text:span> </text:h>
      </style:footer>
      <style:footer-left>
        <text:p text:style-name="MP11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4" draw:style-name="Mdp2">
      <style:header>
        <text:p text:style-name="MP12"/>
        <text:p text:style-name="MP13"><text:span text:style-name="MT33">Chapitre N3 :</text:span> <text:span text:style-name="MT34">Nombres fractions</text:span></text:p>
        <text:p text:style-name="MP14">Série 2 : Fractions et partage <text:s text:c="75"/></text:p>
      </style:header>
    </style:master-page>
    <style:master-page style:name="SERIE_5f_G_5f_GAUCHE_5f_ET_5f_DROITE_5f_2COL" style:display-name="SERIE_G_GAUCHE_ET_DROITE_2COL" style:page-layout-name="Mpm15" draw:style-name="Mdp1">
      <style:header>
        <text:p text:style-name="MP15"><draw:line text:anchor-type="paragraph" draw:z-index="20" draw:name="Shape3_1" draw:style-name="Mgr5" draw:text-style-name="MP2" svg:x1="18.53cm" svg:y1="0.605cm" svg:x2="20.447cm" svg:y2="0.605cm"><text:p/></draw:line><text:span text:style-name="MT2">Nombres enters </text:span><text:span text:style-name="MT35">i</text:span><text:span text:style-name="MT2"> d</text:span><text:span text:style-name="MT35">e</text:span><text:span text:style-name="MT2">cima</text:span><text:span text:style-name="MT35">ls</text:span><text:span text:style-name="MT3">: </text:span><text:span text:style-name="MT36">per</text:span><text:span text:style-name="MT10"> </text:span><text:span text:style-name="MT2">10, 100, 1.000</text:span></text:p>
      </style:header>
      <style:footer>
        <text:p text:style-name="MP16"><draw:frame draw:style-name="Mfr1" draw:name="Frame7" text:anchor-type="paragraph" svg:y="-0.06cm" draw:z-index="7"><draw:text-box fo:min-height="0.499cm" fo:min-width="7.096cm"><draw:frame draw:style-name="Mfr2" draw:name="Frame8" text:anchor-type="frame" svg:x="0.45cm" svg:y="0.079cm" svg:width="0.817cm" draw:z-index="8"><draw:text-box fo:min-height="0.355cm"><text:p text:style-name="MP17"><draw:g text:anchor-type="paragraph" draw:z-index="3" draw:name="Shape4_5" draw:style-name="Mgr7"><draw:path draw:style-name="Mgr8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19"><text:span text:style-name="MT37">Comprendre els </text:span><text:span text:style-name="MT38">N</text:span><text:span text:style-name="MT39">ombres enters </text:span><text:span text:style-name="MT37">i</text:span><text:span text:style-name="MT39"> d</text:span><text:span text:style-name="MT37">e</text:span><text:span text:style-name="MT39">cima</text:span><text:span text:style-name="MT37">ls</text:span><text:span text:style-name="MT39"> · </text:span><text:span text:style-name="MT37">N1</text:span></text:p></draw:text-box></draw:frame></text:p>
      </style:footer>
    </style:master-page>
    <style:master-page style:name="odile" style:page-layout-name="Mpm16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5" draw:name="Shape5" draw:style-name="Mgr9"><draw:ellipse draw:style-name="Mgr10" draw:text-style-name="MP20" svg:width="1.715cm" svg:height="1.784cm" svg:x="0cm" svg:y="0.004cm" draw:kind="arc" draw:start-angle="90.48" draw:end-angle="269.56"><text:p/></draw:ellipse><draw:line draw:style-name="Mgr10" draw:text-style-name="MP20" svg:x1="0.847cm" svg:y1="0.002cm" svg:x2="18.167cm" svg:y2="0.002cm"><text:p/></draw:line><draw:line draw:style-name="Mgr10" draw:text-style-name="MP20" svg:x1="0.847cm" svg:y1="1.782cm" svg:x2="18.158cm" svg:y2="1.782cm"><text:p/></draw:line><draw:ellipse draw:style-name="Mgr10" draw:text-style-name="MP20" svg:width="1.719cm" svg:height="1.782cm" svg:x="17.29cm" svg:y="0cm" draw:kind="arc" draw:start-angle="270.5" draw:end-angle="89.48"><text:p/></draw:ellipse><draw:frame draw:style-name="Mgr11" draw:text-style-name="MP21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2">N1 : Priorités, distributivité</text:p>
              </table:table-cell>
              <table:table-cell table:style-name="Tableau5.A1" office:value-type="string">
                <text:p text:style-name="MP22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3">Série 1 : Priorités opératoires</text:p>
            </table:table-cell>
            <table:table-cell table:style-name="Tableau5.A1" office:value-type="string">
              <text:p text:style-name="MP23"/>
            </table:table-cell>
          </table:table-row>
        </table:table>
        <text:p text:style-name="MP24"><text:span text:style-name="corps"><text:span text:style-name="MT40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6" draw:name="Shape6" draw:style-name="Mgr9"><draw:ellipse draw:style-name="Mgr10" draw:text-style-name="MP20" svg:width="1.715cm" svg:height="1.784cm" svg:x="0cm" svg:y="0.004cm" draw:kind="arc" draw:start-angle="90.48" draw:end-angle="269.56"><text:p/></draw:ellipse><draw:line draw:style-name="Mgr10" draw:text-style-name="MP20" svg:x1="0.847cm" svg:y1="0.002cm" svg:x2="18.167cm" svg:y2="0.002cm"><text:p/></draw:line><draw:line draw:style-name="Mgr10" draw:text-style-name="MP20" svg:x1="0.847cm" svg:y1="1.782cm" svg:x2="18.158cm" svg:y2="1.782cm"><text:p/></draw:line><draw:ellipse draw:style-name="Mgr10" draw:text-style-name="MP20" svg:width="1.719cm" svg:height="1.782cm" svg:x="17.29cm" svg:y="0cm" draw:kind="arc" draw:start-angle="270.5" draw:end-angle="89.48"><text:p/></draw:ellipse><draw:frame draw:style-name="Mgr11" draw:text-style-name="MP21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2">5N1 : Priorités, distributivité</text:p>
              </table:table-cell>
              <table:table-cell table:style-name="Tableau7.A1" office:value-type="string">
                <text:p text:style-name="MP22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3">Série 1 : Priorités opératoires</text:p>
            </table:table-cell>
            <table:table-cell table:style-name="Tableau7.A1" office:value-type="string">
              <text:p text:style-name="MP23"/>
            </table:table-cell>
          </table:table-row>
        </table:table>
        <text:p text:style-name="MP24"><text:span text:style-name="corps"><text:span text:style-name="MT40"/></text:span></text:p>
      </style:header-left>
      <style:footer>
        <text:p text:style-name="MP25"><text:span text:style-name="MT41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7" draw:style-name="Mdp3">
      <style:header>
        <text:p text:style-name="MP26">Série 4 : Constructions (2)</text:p>
      </style:header>
      <style:footer>
        <text:p text:style-name="MP2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8" draw:style-name="Mdp2">
      <style:header>
        <text:p text:style-name="MP26">Série 6 : Démonstrations (2)</text:p>
        <text:list xml:id="list1214984178" text:style-name="_5f_Numérotation_20_des_20_exercices_20_livrets">
          <text:list-item>
            <text:h text:style-name="MP28" text:outline-level="1">Sans justi</text:h>
          </text:list-item>
        </text:list>
      </style:header>
      <style:footer>
        <text:p text:style-name="MP27">Parallélogrammes : Chapitre G3</text:p>
      </style:footer>
    </style:master-page>
    <style:master-page style:name="SERIE_5f_G_5f_GAUCHE_5f_ET_5f_DROITE_5f_1COL" style:display-name="SERIE_G_GAUCHE_ET_DROITE_1COL" style:page-layout-name="Mpm19" draw:style-name="Mdp1">
      <style:header>
        <text:p text:style-name="_5f_En-tête"><text:s/><text:span text:style-name="MT42">Calculer</text:span> : <text:span text:style-name="MT42">Additionner et soustraire</text:span></text:p>
      </style:header>
      <style:footer>
        <text:p text:style-name="MP29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7"><text:page-number text:select-page="current">0</text:page-number></text:p></draw:text-box></draw:frame><text:p text:style-name="MP30"><text:span text:style-name="MT43">Calculer : additionner et soustraire</text:span><text:span text:style-name="MT44"> </text:span></text:p></draw:text-box></draw:frame><draw:g text:anchor-type="paragraph" draw:z-index="1" draw:name="Shape4_3" draw:style-name="Mgr7"><draw:path draw:style-name="Mgr8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g text:anchor-type="paragraph" draw:z-index="2" draw:name="Shape4_0" draw:style-name="Mgr7"><draw:path draw:style-name="Mgr12" draw:text-style-name="MP31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17"><text:page-number text:select-page="current">0</text:page-number></text:p></draw:text-box></draw:frame><text:p text:style-name="MP30"><text:span text:style-name="MT43">Calculer</text:span><text:span text:style-name="MT44"> : </text:span><text:span text:style-name="MT43">additionner et soustraire</text:span></text:p></draw:text-box></draw:frame><draw:g text:anchor-type="paragraph" draw:z-index="4" draw:name="Shape4_4" draw:style-name="Mgr7"><draw:path draw:style-name="Mgr8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0" draw:style-name="Mdp1">
      <style:header>
        <text:p text:style-name="MP32"><text:span text:style-name="MT45">Géométrie plane</text:span><text:span text:style-name="MT46"> : </text:span><text:span text:style-name="MT47">Parallèles, perpendiculaires,<text:line-break/> </text:span><text:span text:style-name="MT48">distances</text:span></text:p>
      </style:header>
      <style:footer>
        <text:p text:style-name="MP2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7"><draw:g text:anchor-type="paragraph" draw:z-index="0" draw:name="Shape4" draw:style-name="Mgr7"><draw:path draw:style-name="Mgr13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espace</text:span> • <text:span text:style-name="MT50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22T16:23:37.384777335</meta:creation-date>
    <dc:title>lycee_v3</dc:title>
    <meta:editing-duration>PT9H23M23S</meta:editing-duration>
    <meta:editing-cycles>105</meta:editing-cycles>
    <meta:generator>LibreOffice/7.3.7.2$MacOSX_X86_64 LibreOffice_project/e114eadc50a9ff8d8c8a0567d6da8f454beeb84f</meta:generator>
    <dc:date>2024-10-06T00:50:16.470182000</dc:date>
    <meta:document-statistic meta:table-count="2" meta:image-count="0" meta:object-count="0" meta:page-count="1" meta:paragraph-count="86" meta:word-count="458" meta:character-count="2697" meta:non-whitespace-character-count="2167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